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text-properties fo:color="#23b8dc"/>
    </style:style>
    <style:style style:name="P10" style:family="paragraph" style:parent-style-name="Table_20_Contents">
      <style:text-properties fo:color="#23b8dc" style:text-underline-style="solid" style:text-underline-width="auto" style:text-underline-color="font-color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Table_20_Contents">
      <style:paragraph-properties fo:text-align="center" style:justify-single-word="false" fo:background-color="#c0c0c0">
        <style:background-image/>
      </style:paragraph-properties>
      <style:text-properties fo:color="#808080" fo:font-weight="bold" style:font-weight-asian="bold" style:font-weight-complex="bold"/>
    </style:style>
    <style:style style:name="P1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1"/>
    <style:style style:name="P18" style:family="paragraph">
      <style:paragraph-properties fo:text-align="center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textarea-horizontal-align="justify" draw:textarea-vertical-align="middle" draw:auto-grow-height="false" fo:min-height="0cm" fo:min-width="0cm" style:run-through="foreground"/>
    </style:style>
    <style:style style:name="gr4" style:family="graphic">
      <style:graphic-properties draw:stroke="none" svg:stroke-color="#000000" draw:fill="none" draw:fill-color="#ffffff" fo:min-height="1.039cm" style:run-through="foreground"/>
    </style:style>
    <style:style style:name="gr5" style:family="graphic">
      <style:graphic-properties draw:textarea-horizontal-align="justify" draw:textarea-vertical-align="middle" draw:auto-grow-height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d'activités de Ahmed Jerbi : 17/02/2014 au 28/02/2014</text:p>
      <text:p text:style-name="P1">Generic System Jsf Exemple</text:p>
      <text:p text:style-name="Standard"/>
      <text:p text:style-name="Standard">L'objectif de ce projet est de créer une application type dont les <text:span text:style-name="T2">vues s'adaptent automatiquement aux modifications faites sur notre modèle.</text:span></text:p>
      <text:p text:style-name="P4"/>
      <text:p text:style-name="Standard">Pour ce faire tout composant graphique est représenté par un objet ayant un parent et des « childrens » à fin de relier ces composants entre eux. Chaque composant graphique est réutilisable et peut être appelé à partir de n'importe quelle composant.</text:p>
      <text:p text:style-name="Standard"/>
      <text:p text:style-name="P2"><draw:g text:anchor-type="paragraph" draw:z-index="0" draw:style-name="gr1"><draw:g draw:style-name="gr2"><draw:custom-shape draw:style-name="gr3" draw:text-style-name="P18" svg:width="4.056cm" svg:height="1.19cm" svg:x="7.287cm" svg:y="0cm"><text:p/><draw:enhanced-geometry svg:viewBox="0 0 21600 21600" draw:type="rectangle" draw:enhanced-path="M 0 0 L 21600 0 21600 21600 0 21600 0 0 Z N"/></draw:custom-shape><draw:frame draw:style-name="gr4" svg:width="4.601cm" svg:height="1.04cm" svg:x="7.707cm" svg:y="0.15cm"><draw:text-box><text:p>AbstractComponent</text:p></draw:text-box></draw:frame></draw:g><draw:g draw:style-name="gr2"><draw:custom-shape draw:style-name="gr3" draw:text-style-name="P18" svg:width="4.056cm" svg:height="1.19cm" svg:x="1.302cm" svg:y="4.688cm"><text:p/><draw:enhanced-geometry svg:viewBox="0 0 21600 21600" draw:type="rectangle" draw:enhanced-path="M 0 0 L 21600 0 21600 21600 0 21600 0 0 Z N"/></draw:custom-shape><draw:frame draw:style-name="gr4" svg:width="4.601cm" svg:height="1.04cm" svg:x="1.722cm" svg:y="4.838cm"><draw:text-box><text:p>AttributeComponent</text:p></draw:text-box></draw:frame></draw:g><draw:g draw:style-name="gr2"><draw:custom-shape draw:style-name="gr3" draw:text-style-name="P18" svg:width="4.056cm" svg:height="1.19cm" svg:x="4.221cm" svg:y="2.415cm"><text:p/><draw:enhanced-geometry svg:viewBox="0 0 21600 21600" draw:type="rectangle" draw:enhanced-path="M 0 0 L 21600 0 21600 21600 0 21600 0 0 Z N"/></draw:custom-shape><draw:frame draw:style-name="gr4" svg:width="4.601cm" svg:height="1.04cm" svg:x="4.641cm" svg:y="2.565cm"><draw:text-box><text:p>GenericComponent</text:p></draw:text-box></draw:frame></draw:g><draw:g draw:style-name="gr2"><draw:custom-shape draw:style-name="gr3" draw:text-style-name="P18" svg:width="4.056cm" svg:height="1.19cm" svg:x="8.649cm" svg:y="3.408cm"><text:p/><draw:enhanced-geometry svg:viewBox="0 0 21600 21600" draw:type="rectangle" draw:enhanced-path="M 0 0 L 21600 0 21600 21600 0 21600 0 0 Z N"/></draw:custom-shape><draw:frame draw:style-name="gr4" svg:width="4.601cm" svg:height="1.04cm" svg:x="9.068cm" svg:y="3.558cm"><draw:text-box><text:p>GridComponent</text:p></draw:text-box></draw:frame></draw:g><draw:g draw:style-name="gr2"><draw:custom-shape draw:style-name="gr3" draw:text-style-name="P18" svg:width="4.836cm" svg:height="1.19cm" svg:x="6.62cm" svg:y="5.359cm"><text:p/><draw:enhanced-geometry svg:viewBox="0 0 21600 21600" draw:type="rectangle" draw:enhanced-path="M 0 0 L 21600 0 21600 21600 0 21600 0 0 Z N"/></draw:custom-shape><draw:frame draw:style-name="gr4" svg:width="5.485cm" svg:height="1.04cm" svg:x="7.121cm" svg:y="5.509cm"><draw:text-box><text:p>InstanceRowComponent</text:p></draw:text-box></draw:frame></draw:g><draw:g draw:style-name="gr2"><draw:custom-shape draw:style-name="gr3" draw:text-style-name="P18" svg:width="4.056cm" svg:height="1.19cm" svg:x="10.677cm" svg:y="2.069cm"><text:p/><draw:enhanced-geometry svg:viewBox="0 0 21600 21600" draw:type="rectangle" draw:enhanced-path="M 0 0 L 21600 0 21600 21600 0 21600 0 0 Z N"/></draw:custom-shape><draw:frame draw:style-name="gr4" svg:width="4.601cm" svg:height="1.04cm" svg:x="11.097cm" svg:y="2.219cm"><draw:text-box><text:p>RootComponent</text:p></draw:text-box></draw:frame></draw:g><draw:custom-shape draw:style-name="gr5" svg:width="0.299cm" svg:height="2.22cm" svg:x="9.291cm" svg:y="1.18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5" svg:width="0.299cm" svg:height="1.253cm" svg:x="7.707cm" svg:y="1.18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5" svg:width="0.299cm" svg:height="1.253cm" svg:x="10.922cm" svg:y="0.96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5" svg:width="0.299cm" svg:height="1.253cm" svg:x="4.641cm" svg:y="3.3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5" svg:width="0.299cm" svg:height="1.92cm" svg:x="7.015cm" svg:y="3.44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/text:p>
      <text:p text:style-name="P2"><text:span text:style-name="T3">Mise en œuvre de certaines fonctionnalités du projet </text:span>Generic System<text:span text:style-name="T3"> ( Création de Type et des attributes avec les relations) et qui utilise le framework JSF2</text:span>.</text:p>
      <text:p text:style-name="P4"/>
      <text:p text:style-name="P5">Relation entre les components et les .xhtml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Component</text:p>
          </table:table-cell>
          <table:table-cell table:style-name="Tableau1.B1" office:value-type="string">
            <text:p text:style-name="P7">xhtml</text:p>
          </table:table-cell>
        </table:table-row>
        <table:table-row>
          <table:table-cell table:style-name="Tableau1.A2" office:value-type="string">
            <text:p text:style-name="Table_20_Contents">RootComponent</text:p>
          </table:table-cell>
          <table:table-cell table:style-name="Tableau1.B2" office:value-type="string">
            <text:p text:style-name="Table_20_Contents">index.xhtml</text:p>
          </table:table-cell>
        </table:table-row>
        <table:table-row>
          <table:table-cell table:style-name="Tableau1.A2" office:value-type="string">
            <text:p text:style-name="Table_20_Contents">GridCompoent</text:p>
          </table:table-cell>
          <table:table-cell table:style-name="Tableau1.B2" office:value-type="string">
            <text:p text:style-name="Table_20_Contents">grid.xhtml</text:p>
          </table:table-cell>
        </table:table-row>
        <table:table-row>
          <table:table-cell table:style-name="Tableau1.A2" office:value-type="string">
            <text:p text:style-name="Table_20_Contents">GenericComponent</text:p>
          </table:table-cell>
          <table:table-cell table:style-name="Tableau1.B2" office:value-type="string">
            <text:p text:style-name="P11">genericComponent.xhtml</text:p>
          </table:table-cell>
        </table:table-row>
        <table:table-row>
          <table:table-cell table:style-name="Tableau1.A2" office:value-type="string">
            <text:p text:style-name="Table_20_Contents">AttributeComponent</text:p>
          </table:table-cell>
          <table:table-cell table:style-name="Tableau1.B2" office:value-type="string">
            <text:p text:style-name="Table_20_Contents">Attribute.xhtml</text:p>
          </table:table-cell>
        </table:table-row>
      </table:table>
      <text:p text:style-name="P4"/>
      <text:p text:style-name="P5">Résultat :</text:p>
      <text:p text:style-name="P4">L'application web permet l'affichage des types et des attributs ainsi que des instances sous formes de tableau. On a la possibilité d'ajouter ou de supprimer une instances pour chaque Type.</text:p>
      <text:p text:style-name="P4"/>
      <text:p text:style-name="P4">Certain attribut sont des relations dans ce cas là ils sont représentés par une liste déroulante sinon par une zone de tex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1T14:11:41</meta:creation-date>
    <dc:date>2014-03-25T09:48:39</dc:date>
    <meta:editing-duration>PT4H28M31S</meta:editing-duration>
    <meta:editing-cycles>93</meta:editing-cycles>
    <meta:generator>LibreOffice/3.5$Linux_X86_64 LibreOffice_project/350m1$Build-2</meta:generator>
    <meta:print-date>2014-03-25T09:48:41</meta:print-date>
    <meta:document-statistic meta:table-count="1" meta:image-count="0" meta:object-count="0" meta:page-count="1" meta:paragraph-count="19" meta:word-count="175" meta:character-count="1140" meta:non-whitespace-character-count="984"/>
  </office:meta>
</office:document-meta>
</file>